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</style:style>
    <style:style style:name="P2" style:family="paragraph" style:parent-style-name="Heading_20_1">
      <style:paragraph-properties fo:text-align="center" style:justify-single-word="false"/>
    </style:style>
    <style:style style:name="P3" style:family="paragraph" style:parent-style-name="Heading_20_2" style:list-style-name=""/>
    <style:style style:name="P4" style:family="paragraph" style:parent-style-name="Heading_20_2">
      <style:paragraph-properties fo:break-before="page"/>
    </style:style>
    <style:style style:name="P5" style:family="paragraph" style:parent-style-name="Contents_20_Heading">
      <style:paragraph-properties fo:break-before="page"/>
    </style:style>
    <style:style style:name="P6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7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T1" style:family="text">
      <style:text-properties fo:language="fr" fo:country="FR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Coupe du monde – Pronostics </text:h>
      <text:h text:style-name="P2" text:outline-level="1">Guide de l'utilisateur – Administrateur</text:h>
      <text:h text:style-name="P3" text:outline-level="2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P5">Table of Contents</text:p>
          </text:index-title>
          <text:p text:style-name="P7">Coupe du monde – Pronostics <text:tab/>1</text:p>
          <text:p text:style-name="P7">Guide de l'utilisateur – Administrateur<text:tab/>1</text:p>
          <text:p text:style-name="P6">Présentation<text:tab/>3</text:p>
          <text:p text:style-name="P6">Créer un nouveau jeu<text:tab/>3</text:p>
          <text:p text:style-name="P6">Ouvrir un jeu existant<text:tab/>3</text:p>
          <text:p text:style-name="P6">Présentation du modèle<text:tab/>3</text:p>
          <text:p text:style-name="P6">Vue générale<text:tab/>3</text:p>
          <text:p text:style-name="P6">Gestion des joueurs<text:tab/>3</text:p>
          <text:p text:style-name="P6">Gestion des matchs<text:tab/>3</text:p>
          <text:p text:style-name="P6">Gestion des équipes<text:tab/>3</text:p>
          <text:p text:style-name="P6">Gestion des pronostics<text:tab/>3</text:p>
          <text:p text:style-name="P6">Statistiques<text:tab/>3</text:p>
        </text:index-body>
      </text:table-of-content>
      <text:h text:style-name="P3" text:outline-level="2"/>
      <text:h text:style-name="P4" text:outline-level="2">Présentation</text:h>
      <text:p text:style-name="Text_20_body"/>
      <text:h text:style-name="Heading_20_2" text:outline-level="2">Créer un nouveau jeu</text:h>
      <text:p text:style-name="Text_20_body"/>
      <text:h text:style-name="Heading_20_2" text:outline-level="2">Ouvrir un jeu existant</text:h>
      <text:p text:style-name="Text_20_body"/>
      <text:h text:style-name="Heading_20_2" text:outline-level="2">Présentation du modèle</text:h>
      <text:p text:style-name="P1"/>
      <text:h text:style-name="Heading_20_2" text:outline-level="2">Vue générale</text:h>
      <text:p text:style-name="Text_20_body"/>
      <text:h text:style-name="Heading_20_2" text:outline-level="2">Gestion des joueurs</text:h>
      <text:p text:style-name="Text_20_body"/>
      <text:h text:style-name="Heading_20_2" text:outline-level="2">Gestion des matchs</text:h>
      <text:p text:style-name="Text_20_body"/>
      <text:h text:style-name="Heading_20_2" text:outline-level="2">Gestion des équipes</text:h>
      <text:p text:style-name="Text_20_body"/>
      <text:h text:style-name="Heading_20_2" text:outline-level="2">Gestion des pronostics</text:h>
      <text:p text:style-name="Text_20_body"/>
      <text:h text:style-name="Heading_20_2" text:outline-level="2">Statistiques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4-23T11:45:03</meta:creation-date>
    <dc:date>2010-04-23T13:35:56</dc:date>
    <meta:editing-duration>PT00H14M46S</meta:editing-duration>
    <meta:editing-cycles>6</meta:editing-cycles>
    <meta:generator>OpenOffice.org/3.1$Linux OpenOffice.org_project/310m19$Build-9420</meta:generator>
    <meta:document-statistic meta:table-count="0" meta:image-count="0" meta:object-count="0" meta:page-count="3" meta:paragraph-count="25" meta:word-count="89" meta:character-count="531"/>
  </office:meta>
</office:document-meta>
</file>